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0037a6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00627a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00627a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8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8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8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90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9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9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19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9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9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19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19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0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0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0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04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20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0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0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1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21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1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21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transparent" fo:color="#1750eb"/>
    </style:style>
    <style:style style:name="T21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00627a"/>
    </style:style>
    <style:style style:name="T22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2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2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2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2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2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2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2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3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3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23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3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34" style:family="text">
      <style:text-properties fo:font-size="10.00pt" fo:font-weight="normal" fo:font-family="'JetBrains Mono'" style:font-family-asian="'JetBrains Mono'" style:font-family-complex="'JetBrains Mono'" fo:background-color="transparent" fo:color="#0037a6"/>
    </style:style>
    <style:style style:name="T235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3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3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3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3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4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4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4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4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4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4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4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4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4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4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5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5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5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5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5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5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5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5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5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5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6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6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26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6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6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6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6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6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6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69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27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7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7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7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7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7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7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7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7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7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8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8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28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8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8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8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286" style:family="text">
      <style:text-properties fo:font-size="10.00pt" fo:font-weight="normal" fo:font-family="'JetBrains Mono'" style:font-family-asian="'JetBrains Mono'" style:font-family-complex="'JetBrains Mono'" fo:background-color="transparent" fo:color="#00627a"/>
    </style:style>
    <style:style style:name="T28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8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8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90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9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92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29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94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95" style:family="text">
      <style:text-properties fo:font-size="10.00pt" fo:font-weight="normal" fo:font-family="'JetBrains Mono'" style:font-family-asian="'JetBrains Mono'" style:font-family-complex="'JetBrains Mono'" fo:background-color="transparent" fo:color="#0037a6"/>
    </style:style>
    <style:style style:name="T296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29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29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9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0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0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0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0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04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0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0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0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0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0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10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1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12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31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14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1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1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1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18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1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20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32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22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23" style:family="text">
      <style:text-properties fo:font-size="10.00pt" fo:font-weight="normal" fo:font-family="'JetBrains Mono'" style:font-family-asian="'JetBrains Mono'" style:font-family-complex="'JetBrains Mono'" fo:background-color="transparent" fo:color="#00627a"/>
    </style:style>
    <style:style style:name="T32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2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2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2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2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2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3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3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3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3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3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3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3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3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3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3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4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4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4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4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4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4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4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4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4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4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5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5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5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5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5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55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35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5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5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5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6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6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6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6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6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65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6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6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6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6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7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7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7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7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37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7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7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77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7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79" style:family="text">
      <style:text-properties fo:font-size="10.00pt" fo:font-weight="normal" fo:font-family="'JetBrains Mono'" style:font-family-asian="'JetBrains Mono'" style:font-family-complex="'JetBrains Mono'" fo:background-color="transparent" fo:color="#1750eb"/>
    </style:style>
    <style:style style:name="T38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8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82" style:family="text">
      <style:text-properties fo:font-size="10.00pt" fo:font-weight="normal" fo:font-family="'JetBrains Mono'" style:font-family-asian="'JetBrains Mono'" style:font-family-complex="'JetBrains Mono'" fo:background-color="transparent" fo:color="#00627a"/>
    </style:style>
    <style:style style:name="T38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8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8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86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8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8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8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90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39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92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9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94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39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96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39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39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39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00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0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02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40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04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0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0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0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0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0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1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1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1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1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14" style:family="text">
      <style:text-properties fo:font-size="10.00pt" fo:font-weight="normal" fo:font-family="'JetBrains Mono'" style:font-family-asian="'JetBrains Mono'" style:font-family-complex="'JetBrains Mono'" fo:background-color="transparent" fo:color="#00627a"/>
    </style:style>
    <style:style style:name="T41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1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1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1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1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20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42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2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2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24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2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2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2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28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2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30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3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32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3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3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3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36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3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3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3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4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4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4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43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4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4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4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4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4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49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5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5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5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53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5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5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5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5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5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5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6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6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6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6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6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6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6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6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6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6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70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47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7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7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74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47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7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7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78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7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8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8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82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8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48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8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8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8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8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8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9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49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9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9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9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9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96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49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49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49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00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50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02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0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0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0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0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0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0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0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10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1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12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1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1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1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16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17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1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1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2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2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52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2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2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2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2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2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2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2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3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3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53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3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3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3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3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3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3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3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4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41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54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4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4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45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4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4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4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4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50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5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5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5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54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55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56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5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5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5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60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6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6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6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64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56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6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6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6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6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7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7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7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7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7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75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57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77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7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7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8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8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8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8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8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85" style:family="text">
      <style:text-properties fo:font-size="10.00pt" fo:font-weight="normal" fo:font-family="'JetBrains Mono'" style:font-family-asian="'JetBrains Mono'" style:font-family-complex="'JetBrains Mono'" fo:background-color="transparent" fo:color="#080808" fo:font-style="italic"/>
    </style:style>
    <style:style style:name="T58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8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8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8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9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91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92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59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9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59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96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9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59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59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0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601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02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03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04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605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06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607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08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609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10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611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61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1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1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15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61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17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61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19" style:family="text">
      <style:text-properties fo:font-size="10.00pt" fo:font-weight="normal" fo:font-family="'JetBrains Mono'" style:font-family-asian="'JetBrains Mono'" style:font-family-complex="'JetBrains Mono'" fo:background-color="transparent" fo:color="#0033b3"/>
    </style:style>
    <style:style style:name="T62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2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2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23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62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25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626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27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28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29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630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31" style:family="text">
      <style:text-properties fo:font-size="10.00pt" fo:font-weight="normal" fo:font-family="'JetBrains Mono'" style:font-family-asian="'JetBrains Mono'" style:font-family-complex="'JetBrains Mono'" fo:background-color="transparent" fo:color="#871094" fo:font-style="italic"/>
    </style:style>
    <style:style style:name="T632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33" style:family="text">
      <style:text-properties fo:font-size="10.00pt" fo:font-weight="normal" fo:font-family="'JetBrains Mono'" style:font-family-asian="'JetBrains Mono'" style:font-family-complex="'JetBrains Mono'" fo:background-color="transparent" fo:color="#067d17"/>
    </style:style>
    <style:style style:name="T634" style:family="text">
      <style:text-properties fo:font-size="10.00pt" fo:font-weight="normal" fo:font-family="'JetBrains Mono'" style:font-family-asian="'JetBrains Mono'" style:font-family-complex="'JetBrains Mono'" fo:background-color="transparent" fo:color="#080808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<text:s/></text:span><text:span text:style-name="T2">com.lcme.app</text:span><text:span text:style-name="T3">;<text:line-break/><text:line-break/></text:span><text:span text:style-name="T4">public class<text:s/></text:span><text:span text:style-name="T5">LockedmeConstants<text:s/></text:span><text:span text:style-name="T6">{<text:line-break/><text:line-break/><text:s text:c="4"/></text:span><text:span text:style-name="T7">public static final<text:s/></text:span><text:span text:style-name="T8">String<text:s/></text:span><text:span text:style-name="T9">APPLICATION_INFO<text:s/></text:span><text:span text:style-name="T10">=<text:line-break/><text:s text:c="12"/></text:span><text:span text:style-name="T11">"#############################################################################"<text:s/></text:span><text:span text:style-name="T12">+<text:s/></text:span><text:span text:style-name="T13">System</text:span><text:span text:style-name="T14">.</text:span><text:span text:style-name="T15">lineSeparator</text:span><text:span text:style-name="T16">() +<text:line-break/><text:s text:c="12"/></text:span><text:span text:style-name="T17">"#***************************************************************************#"<text:s/></text:span><text:span text:style-name="T18">+<text:s/></text:span><text:span text:style-name="T19">System</text:span><text:span text:style-name="T20">.</text:span><text:span text:style-name="T21">lineSeparator</text:span><text:span text:style-name="T22">() +<text:line-break/><text:s text:c="12"/></text:span><text:span text:style-name="T23">"#*******************#####################################*******************#"<text:s/></text:span><text:span text:style-name="T24">+<text:s/></text:span><text:span text:style-name="T25">System</text:span><text:span text:style-name="T26">.</text:span><text:span text:style-name="T27">lineSeparator</text:span><text:span text:style-name="T28">() +<text:line-break/><text:s text:c="12"/></text:span><text:span text:style-name="T29">"#*******************#Virtual Key for Your Repositories<text:s text:c="2"/>#*******************#"<text:s/></text:span><text:span text:style-name="T30">+<text:s/></text:span><text:span text:style-name="T31">System</text:span><text:span text:style-name="T32">.</text:span><text:span text:style-name="T33">lineSeparator</text:span><text:span text:style-name="T34">() +<text:line-break/><text:s text:c="12"/></text:span><text:span text:style-name="T35">"#*******************#Company Lockers Pvt. Ltd<text:s text:c="11"/>#*******************#"<text:s/></text:span><text:span text:style-name="T36">+<text:s/></text:span><text:span text:style-name="T37">System</text:span><text:span text:style-name="T38">.</text:span><text:span text:style-name="T39">lineSeparator</text:span><text:span text:style-name="T40">() +<text:line-break/><text:s text:c="12"/></text:span><text:span text:style-name="T41">"#*******************#Lockedme.com<text:s text:c="23"/>#*******************#"<text:s/></text:span><text:span text:style-name="T42">+<text:s/></text:span><text:span text:style-name="T43">System</text:span><text:span text:style-name="T44">.</text:span><text:span text:style-name="T45">lineSeparator</text:span><text:span text:style-name="T46">() +<text:line-break/><text:s text:c="12"/></text:span><text:span text:style-name="T47">"#*******************#Aditya Yada<text:s text:c="24"/>#*******************#"<text:s/></text:span><text:span text:style-name="T48">+<text:s/></text:span><text:span text:style-name="T49">System</text:span><text:span text:style-name="T50">.</text:span><text:span text:style-name="T51">lineSeparator</text:span><text:span text:style-name="T52">() +<text:line-break/><text:s text:c="12"/></text:span><text:span text:style-name="T53">"#*******************#FULL Stack Developer<text:s text:c="15"/>#*******************#"<text:s/></text:span><text:span text:style-name="T54">+<text:s/></text:span><text:span text:style-name="T55">System</text:span><text:span text:style-name="T56">.</text:span><text:span text:style-name="T57">lineSeparator</text:span><text:span text:style-name="T58">() +<text:line-break/><text:s text:c="12"/></text:span><text:span text:style-name="T59">"#*******************#####################################*******************#"<text:s/></text:span><text:span text:style-name="T60">+<text:s/></text:span><text:span text:style-name="T61">System</text:span><text:span text:style-name="T62">.</text:span><text:span text:style-name="T63">lineSeparator</text:span><text:span text:style-name="T64">() +<text:line-break/><text:s text:c="12"/></text:span><text:span text:style-name="T65">"#***************************************************************************#"<text:s/></text:span><text:span text:style-name="T66">+<text:s/></text:span><text:span text:style-name="T67">System</text:span><text:span text:style-name="T68">.</text:span><text:span text:style-name="T69">lineSeparator</text:span><text:span text:style-name="T70">() +<text:line-break/><text:s text:c="12"/></text:span><text:span text:style-name="T71">"#############################################################################"</text:span><text:span text:style-name="T72">;<text:line-break/><text:line-break/><text:s text:c="4"/></text:span><text:span text:style-name="T73">public static<text:s/></text:span><text:span text:style-name="T74">String<text:s/></text:span><text:span text:style-name="T75">MAIN_MENU<text:s/></text:span><text:span text:style-name="T76">=<text:line-break/><text:s text:c="12"/></text:span><text:span text:style-name="T77">"Please choose an option from below main menu:"<text:s/></text:span><text:span text:style-name="T78">+<text:s/></text:span><text:span text:style-name="T79">System</text:span><text:span text:style-name="T80">.</text:span><text:span text:style-name="T81">lineSeparator</text:span><text:span text:style-name="T82">() +<text:line-break/><text:s text:c="12"/></text:span><text:span text:style-name="T83">"1.Retrieving the file names in an ascending order"<text:s/></text:span><text:span text:style-name="T84">+<text:s/></text:span><text:span text:style-name="T85">System</text:span><text:span text:style-name="T86">.</text:span><text:span text:style-name="T87">lineSeparator</text:span><text:span text:style-name="T88">() +<text:line-break/><text:s text:c="12"/></text:span><text:span text:style-name="T89">"2.Business Operations"<text:s/></text:span><text:span text:style-name="T90">+<text:s/></text:span><text:span text:style-name="T91">System</text:span><text:span text:style-name="T92">.</text:span><text:span text:style-name="T93">lineSeparator</text:span><text:span text:style-name="T94">() +<text:line-break/><text:s text:c="12"/></text:span><text:span text:style-name="T95">"3.Close the application"</text:span><text:span text:style-name="T96">;<text:line-break/><text:line-break/><text:s text:c="4"/></text:span><text:span text:style-name="T97">public static<text:s/></text:span><text:span text:style-name="T98">String<text:s/></text:span><text:span text:style-name="T99">BUSINESS_MENU<text:s/></text:span><text:span text:style-name="T100">=<text:line-break/><text:s text:c="12"/></text:span><text:span text:style-name="T101">"Please choose an option from below business menu: "<text:s/></text:span><text:span text:style-name="T102">+<text:s/></text:span><text:span text:style-name="T103">System</text:span><text:span text:style-name="T104">.</text:span><text:span text:style-name="T105">lineSeparator</text:span><text:span text:style-name="T106">() +<text:line-break/><text:s text:c="12"/></text:span><text:span text:style-name="T107">"1.Add a file"<text:s/></text:span><text:span text:style-name="T108">+<text:s/></text:span><text:span text:style-name="T109">System</text:span><text:span text:style-name="T110">.</text:span><text:span text:style-name="T111">lineSeparator</text:span><text:span text:style-name="T112">() +<text:line-break/><text:s text:c="12"/></text:span><text:span text:style-name="T113">"2.Delete a file"<text:s/></text:span><text:span text:style-name="T114">+<text:s/></text:span><text:span text:style-name="T115">System</text:span><text:span text:style-name="T116">.</text:span><text:span text:style-name="T117">lineSeparator</text:span><text:span text:style-name="T118">() +<text:line-break/><text:s text:c="12"/></text:span><text:span text:style-name="T119">"3.Search for a file"<text:s/></text:span><text:span text:style-name="T120">+<text:s/></text:span><text:span text:style-name="T121">System</text:span><text:span text:style-name="T122">.</text:span><text:span text:style-name="T123">lineSeparator</text:span><text:span text:style-name="T124">() +<text:line-break/><text:s text:c="12"/></text:span><text:span text:style-name="T125">"4.Navigate back to main menu"</text:span><text:span text:style-name="T126">;<text:line-break/>}<text:line-break/></text:span></text:p>
      <text:p text:style-name="P1"><text:span text:style-name="T127">package<text:s/></text:span><text:span text:style-name="T128">com.lcme.app</text:span><text:span text:style-name="T129">;<text:line-break/><text:line-break/></text:span><text:span text:style-name="T130">import<text:s/></text:span><text:span text:style-name="T131">java.io.File</text:span><text:span text:style-name="T132">;<text:line-break/></text:span><text:span text:style-name="T133">import<text:s/></text:span><text:span text:style-name="T134">java.io.FileWriter</text:span><text:span text:style-name="T135">;<text:line-break/><text:line-break/></text:span><text:span text:style-name="T136">public class<text:s/></text:span><text:span text:style-name="T137">LockedMeFileOps<text:s/></text:span><text:span text:style-name="T138">{<text:line-break/><text:line-break/><text:s text:c="4"/></text:span><text:span text:style-name="T139">public static final<text:s/></text:span><text:span text:style-name="T140">String<text:s/></text:span><text:span text:style-name="T141">root<text:s/></text:span><text:span text:style-name="T142">=<text:s/></text:span><text:span text:style-name="T143">System</text:span><text:span text:style-name="T144">.</text:span><text:span text:style-name="T145">getProperty</text:span><text:span text:style-name="T146">(</text:span><text:span text:style-name="T147">"user.dir"</text:span><text:span text:style-name="T148">)+</text:span><text:span text:style-name="T149">"</text:span><text:span text:style-name="T150">\\</text:span><text:span text:style-name="T151">root"</text:span><text:span text:style-name="T152">;<text:line-break/><text:line-break/><text:s text:c="4"/></text:span><text:span text:style-name="T153">private static boolean<text:s/></text:span><text:span text:style-name="T154">fnf<text:s/></text:span><text:span text:style-name="T155">=<text:s/></text:span><text:span text:style-name="T156">true</text:span><text:span text:style-name="T157">;<text:line-break/><text:line-break/><text:s text:c="4"/></text:span><text:span text:style-name="T158">public static void<text:s/></text:span><text:span text:style-name="T159">init</text:span><text:span text:style-name="T160">(){<text:line-break/><text:s text:c="8"/></text:span><text:span text:style-name="T161">File dir<text:s/></text:span><text:span text:style-name="T162">=<text:s/></text:span><text:span text:style-name="T163">new<text:s/></text:span><text:span text:style-name="T164">File(</text:span><text:span text:style-name="T165">root</text:span><text:span text:style-name="T166">);<text:line-break/><text:s text:c="8"/></text:span><text:span text:style-name="T167">if</text:span><text:span text:style-name="T168">(!</text:span><text:span text:style-name="T169">dir</text:span><text:span text:style-name="T170">.exists()){<text:line-break/><text:s text:c="12"/></text:span><text:span text:style-name="T171">dir</text:span><text:span text:style-name="T172">.mkdir();<text:line-break/><text:s text:c="8"/>}<text:line-break/><text:s text:c="4"/>}<text:line-break/><text:line-break/><text:s text:c="4"/></text:span><text:span text:style-name="T173">public static void<text:s/></text:span><text:span text:style-name="T174">retrieveAllFileNamesInRootAsc</text:span><text:span text:style-name="T175">(</text:span><text:span text:style-name="T176">String<text:s/></text:span><text:span text:style-name="T177">path){<text:line-break/><text:s text:c="8"/></text:span><text:span text:style-name="T178">File rootfolder<text:s/></text:span><text:span text:style-name="T179">=<text:s/></text:span><text:span text:style-name="T180">new<text:s/></text:span><text:span text:style-name="T181">File(path);<text:line-break/><text:s text:c="8"/></text:span><text:span text:style-name="T182">File</text:span><text:span text:style-name="T183">[]<text:s/></text:span><text:span text:style-name="T184">files<text:s/></text:span><text:span text:style-name="T185">=<text:s/></text:span><text:span text:style-name="T186">rootfolder</text:span><text:span text:style-name="T187">.listFiles();<text:line-break/><text:s text:c="8"/></text:span><text:span text:style-name="T188">if</text:span><text:span text:style-name="T189">(</text:span><text:span text:style-name="T190">files</text:span><text:span text:style-name="T191">!=</text:span><text:span text:style-name="T192">null</text:span><text:span text:style-name="T193">){<text:line-break/><text:s text:c="12"/></text:span><text:span text:style-name="T194">for</text:span><text:span text:style-name="T195">(</text:span><text:span text:style-name="T196">File file</text:span><text:span text:style-name="T197">:<text:s/></text:span><text:span text:style-name="T198">files</text:span><text:span text:style-name="T199">){<text:line-break/><text:s text:c="16"/></text:span><text:span text:style-name="T200">if</text:span><text:span text:style-name="T201">(</text:span><text:span text:style-name="T202">file</text:span><text:span text:style-name="T203">.isDirectory()){<text:line-break/><text:s text:c="20"/></text:span><text:span text:style-name="T204">retrieveAllFileNamesInRootAsc</text:span><text:span text:style-name="T205">(</text:span><text:span text:style-name="T206">file</text:span><text:span text:style-name="T207">.getAbsolutePath());<text:line-break/><text:s text:c="16"/>}</text:span><text:span text:style-name="T208">else<text:s/></text:span><text:span text:style-name="T209">{<text:line-break/><text:s text:c="20"/></text:span><text:span text:style-name="T210">System</text:span><text:span text:style-name="T211">.</text:span><text:span text:style-name="T212">out</text:span><text:span text:style-name="T213">.println(</text:span><text:span text:style-name="T214">file</text:span><text:span text:style-name="T215">.getAbsolutePath().substring(</text:span><text:span text:style-name="T216">root</text:span><text:span text:style-name="T217">.length()+</text:span><text:span text:style-name="T218">1</text:span><text:span text:style-name="T219">));<text:line-break/><text:s text:c="16"/>}<text:line-break/><text:s text:c="12"/>}<text:line-break/><text:s text:c="8"/>}<text:line-break/><text:s text:c="4"/>}<text:line-break/><text:line-break/><text:s text:c="4"/></text:span><text:span text:style-name="T220">public static void<text:s/></text:span><text:span text:style-name="T221">addFile</text:span><text:span text:style-name="T222">(</text:span><text:span text:style-name="T223">String<text:s/></text:span><text:span text:style-name="T224">fileNameWithRelativePath,</text:span><text:span text:style-name="T225">String<text:s/></text:span><text:span text:style-name="T226">fileContent){<text:line-break/><text:s text:c="8"/></text:span><text:span text:style-name="T227">try</text:span><text:span text:style-name="T228">{<text:line-break/><text:s text:c="12"/></text:span><text:span text:style-name="T229">String absoluteFilePath<text:s/></text:span><text:span text:style-name="T230">=<text:s/></text:span><text:span text:style-name="T231">root<text:s/></text:span><text:span text:style-name="T232">+<text:s/></text:span><text:span text:style-name="T233">"</text:span><text:span text:style-name="T234">\\</text:span><text:span text:style-name="T235">"<text:s/></text:span><text:span text:style-name="T236">+ fileNameWithRelativePath;<text:line-break/><text:s text:c="12"/></text:span><text:span text:style-name="T237">File file<text:s/></text:span><text:span text:style-name="T238">=<text:s/></text:span><text:span text:style-name="T239">new<text:s/></text:span><text:span text:style-name="T240">File(</text:span><text:span text:style-name="T241">absoluteFilePath</text:span><text:span text:style-name="T242">);<text:line-break/><text:s text:c="12"/></text:span><text:span text:style-name="T243">file</text:span><text:span text:style-name="T244">.getParentFile().mkdirs();<text:line-break/><text:s text:c="12"/></text:span><text:span text:style-name="T245">if<text:s/></text:span><text:span text:style-name="T246">(</text:span><text:span text:style-name="T247">file</text:span><text:span text:style-name="T248">.createNewFile()){<text:line-break/><text:s text:c="16"/></text:span><text:span text:style-name="T249">FileWriter writer<text:s/></text:span><text:span text:style-name="T250">=<text:s/></text:span><text:span text:style-name="T251">new<text:s/></text:span><text:span text:style-name="T252">FileWriter(</text:span><text:span text:style-name="T253">file</text:span><text:span text:style-name="T254">);<text:line-break/><text:s text:c="16"/></text:span><text:span text:style-name="T255">writer</text:span><text:span text:style-name="T256">.write(fileContent);<text:line-break/><text:s text:c="16"/></text:span><text:span text:style-name="T257">writer</text:span><text:span text:style-name="T258">.close();<text:line-break/><text:s text:c="16"/></text:span><text:span text:style-name="T259">System</text:span><text:span text:style-name="T260">.</text:span><text:span text:style-name="T261">out</text:span><text:span text:style-name="T262">.println(</text:span><text:span text:style-name="T263">"File added successfully at relative path "<text:s/></text:span><text:span text:style-name="T264">+ fileNameWithRelativePath );<text:line-break/><text:s text:c="12"/>}<text:s/></text:span><text:span text:style-name="T265">else</text:span><text:span text:style-name="T266">{<text:line-break/><text:s text:c="16"/></text:span><text:span text:style-name="T267">System</text:span><text:span text:style-name="T268">.</text:span><text:span text:style-name="T269">out</text:span><text:span text:style-name="T270">.println(</text:span><text:span text:style-name="T271">"File "<text:s/></text:span><text:span text:style-name="T272">+ fileNameWithRelativePath +<text:s/></text:span><text:span text:style-name="T273">" already exists"</text:span><text:span text:style-name="T274">);<text:line-break/><text:s text:c="12"/>}<text:line-break/><text:s text:c="8"/>}<text:s/></text:span><text:span text:style-name="T275">catch<text:s/></text:span><text:span text:style-name="T276">(</text:span><text:span text:style-name="T277">Exception<text:s/></text:span><text:span text:style-name="T278">e) {<text:line-break/><text:s text:c="12"/></text:span><text:span text:style-name="T279">System</text:span><text:span text:style-name="T280">.</text:span><text:span text:style-name="T281">out</text:span><text:span text:style-name="T282">.println(</text:span><text:span text:style-name="T283">"An error occurred while creating the file."</text:span><text:span text:style-name="T284">);<text:line-break/><text:s text:c="12"/>e.printStackTrace();<text:line-break/><text:s text:c="8"/>}<text:line-break/><text:s text:c="4"/>}<text:line-break/><text:line-break/><text:s text:c="4"/></text:span><text:span text:style-name="T285">public static void<text:s/></text:span><text:span text:style-name="T286">deleteFile</text:span><text:span text:style-name="T287">(</text:span><text:span text:style-name="T288">String<text:s/></text:span><text:span text:style-name="T289">fileNameWithRelativePath) {<text:line-break/><text:s text:c="8"/></text:span><text:span text:style-name="T290">String absoluteFilePath<text:s/></text:span><text:span text:style-name="T291">=<text:s/></text:span><text:span text:style-name="T292">root<text:s/></text:span><text:span text:style-name="T293">+<text:s/></text:span><text:span text:style-name="T294">"</text:span><text:span text:style-name="T295">\\</text:span><text:span text:style-name="T296">"<text:s/></text:span><text:span text:style-name="T297">+ fileNameWithRelativePath;<text:line-break/><text:s text:c="8"/></text:span><text:span text:style-name="T298">File file<text:s/></text:span><text:span text:style-name="T299">=<text:s/></text:span><text:span text:style-name="T300">new<text:s/></text:span><text:span text:style-name="T301">File(</text:span><text:span text:style-name="T302">absoluteFilePath</text:span><text:span text:style-name="T303">);<text:line-break/><text:s text:c="8"/></text:span><text:span text:style-name="T304">if</text:span><text:span text:style-name="T305">(</text:span><text:span text:style-name="T306">file</text:span><text:span text:style-name="T307">.delete()){<text:line-break/><text:s text:c="12"/></text:span><text:span text:style-name="T308">System</text:span><text:span text:style-name="T309">.</text:span><text:span text:style-name="T310">out</text:span><text:span text:style-name="T311">.println(</text:span><text:span text:style-name="T312">"File deleted successfully"</text:span><text:span text:style-name="T313">);<text:line-break/><text:s text:c="8"/>}<text:s/></text:span><text:span text:style-name="T314">else<text:s/></text:span><text:span text:style-name="T315">{<text:line-break/><text:s text:c="12"/></text:span><text:span text:style-name="T316">System</text:span><text:span text:style-name="T317">.</text:span><text:span text:style-name="T318">out</text:span><text:span text:style-name="T319">.println(</text:span><text:span text:style-name="T320">"File not found. Please check the file name and path"</text:span><text:span text:style-name="T321">);<text:line-break/><text:s text:c="8"/>}<text:line-break/><text:s text:c="4"/>}<text:line-break/><text:line-break/><text:s text:c="4"/></text:span><text:span text:style-name="T322">public static void<text:s/></text:span><text:span text:style-name="T323">searchFile</text:span><text:span text:style-name="T324">(</text:span><text:span text:style-name="T325">String<text:s/></text:span><text:span text:style-name="T326">fileName,</text:span><text:span text:style-name="T327">String<text:s/></text:span><text:span text:style-name="T328">directoryPath) {<text:line-break/><text:s text:c="8"/></text:span><text:span text:style-name="T329">File rootfolder<text:s/></text:span><text:span text:style-name="T330">=<text:s/></text:span><text:span text:style-name="T331">new<text:s/></text:span><text:span text:style-name="T332">File(directoryPath);<text:line-break/><text:s text:c="8"/></text:span><text:span text:style-name="T333">File</text:span><text:span text:style-name="T334">[]<text:s/></text:span><text:span text:style-name="T335">files<text:s/></text:span><text:span text:style-name="T336">=<text:s/></text:span><text:span text:style-name="T337">rootfolder</text:span><text:span text:style-name="T338">.listFiles();<text:line-break/><text:s text:c="8"/></text:span><text:span text:style-name="T339">if</text:span><text:span text:style-name="T340">(</text:span><text:span text:style-name="T341">files</text:span><text:span text:style-name="T342">!=</text:span><text:span text:style-name="T343">null</text:span><text:span text:style-name="T344">){<text:line-break/><text:s text:c="12"/></text:span><text:span text:style-name="T345">for</text:span><text:span text:style-name="T346">(</text:span><text:span text:style-name="T347">File file</text:span><text:span text:style-name="T348">:<text:s/></text:span><text:span text:style-name="T349">files</text:span><text:span text:style-name="T350">){<text:line-break/><text:s text:c="16"/></text:span><text:span text:style-name="T351">if</text:span><text:span text:style-name="T352">(</text:span><text:span text:style-name="T353">file</text:span><text:span text:style-name="T354">.isDirectory()){<text:line-break/><text:s text:c="20"/></text:span><text:span text:style-name="T355">searchFile</text:span><text:span text:style-name="T356">(fileName,</text:span><text:span text:style-name="T357">file</text:span><text:span text:style-name="T358">.getAbsolutePath());<text:line-break/><text:s text:c="16"/>}</text:span><text:span text:style-name="T359">else<text:s/></text:span><text:span text:style-name="T360">{<text:line-break/><text:s text:c="20"/></text:span><text:span text:style-name="T361">if</text:span><text:span text:style-name="T362">(</text:span><text:span text:style-name="T363">file</text:span><text:span text:style-name="T364">.getName().equalsIgnoreCase(fileName)){<text:line-break/><text:s text:c="24"/></text:span><text:span text:style-name="T365">fnf<text:s/></text:span><text:span text:style-name="T366">=<text:s/></text:span><text:span text:style-name="T367">false</text:span><text:span text:style-name="T368">;<text:line-break/><text:s text:c="24"/></text:span><text:span text:style-name="T369">System</text:span><text:span text:style-name="T370">.</text:span><text:span text:style-name="T371">out</text:span><text:span text:style-name="T372">.println(</text:span><text:span text:style-name="T373">"File found at location "<text:s/></text:span><text:span text:style-name="T374">+<text:s/></text:span><text:span text:style-name="T375">file</text:span><text:span text:style-name="T376">.getAbsolutePath().substring(</text:span><text:span text:style-name="T377">root</text:span><text:span text:style-name="T378">.length()+</text:span><text:span text:style-name="T379">1</text:span><text:span text:style-name="T380">));<text:line-break/><text:s text:c="20"/>}<text:line-break/><text:s text:c="16"/>}<text:line-break/><text:s text:c="12"/>}<text:line-break/><text:s text:c="8"/>}<text:line-break/><text:s text:c="4"/>}<text:line-break/><text:line-break/><text:s text:c="4"/></text:span><text:span text:style-name="T381">public static void<text:s/></text:span><text:span text:style-name="T382">searchFile</text:span><text:span text:style-name="T383">(</text:span><text:span text:style-name="T384">String<text:s/></text:span><text:span text:style-name="T385">fileName){<text:line-break/><text:s text:c="8"/></text:span><text:span text:style-name="T386">fnf<text:s/></text:span><text:span text:style-name="T387">=<text:s/></text:span><text:span text:style-name="T388">true</text:span><text:span text:style-name="T389">;<text:line-break/><text:s text:c="8"/></text:span><text:span text:style-name="T390">searchFile</text:span><text:span text:style-name="T391">(fileName,</text:span><text:span text:style-name="T392">root</text:span><text:span text:style-name="T393">);<text:line-break/><text:s text:c="8"/></text:span><text:span text:style-name="T394">if</text:span><text:span text:style-name="T395">(</text:span><text:span text:style-name="T396">fnf</text:span><text:span text:style-name="T397">){<text:line-break/><text:s text:c="12"/></text:span><text:span text:style-name="T398">System</text:span><text:span text:style-name="T399">.</text:span><text:span text:style-name="T400">out</text:span><text:span text:style-name="T401">.println(</text:span><text:span text:style-name="T402">"File Not found in application root directory or any of its sub directories"</text:span><text:span text:style-name="T403">);<text:line-break/><text:s text:c="8"/>}<text:line-break/><text:s text:c="4"/>}<text:line-break/>}<text:line-break/></text:span></text:p>
      <text:p text:style-name="P1"><text:span text:style-name="T404">package<text:s/></text:span><text:span text:style-name="T405">com.lcme.app</text:span><text:span text:style-name="T406">;<text:line-break/><text:line-break/></text:span><text:span text:style-name="T407">import<text:s/></text:span><text:span text:style-name="T408">java.util.Scanner</text:span><text:span text:style-name="T409">;<text:line-break/><text:line-break/></text:span><text:span text:style-name="T410">public class<text:s/></text:span><text:span text:style-name="T411">LockedMeMain<text:s/></text:span><text:span text:style-name="T412">{<text:line-break/><text:s text:c="4"/></text:span><text:span text:style-name="T413">public static void<text:s/></text:span><text:span text:style-name="T414">main</text:span><text:span text:style-name="T415">(</text:span><text:span text:style-name="T416">String</text:span><text:span text:style-name="T417">[] args) {<text:line-break/><text:s text:c="8"/></text:span><text:span text:style-name="T418">LockedMeFileOps</text:span><text:span text:style-name="T419">.</text:span><text:span text:style-name="T420">init</text:span><text:span text:style-name="T421">();<text:line-break/><text:s text:c="8"/></text:span><text:span text:style-name="T422">System</text:span><text:span text:style-name="T423">.</text:span><text:span text:style-name="T424">out</text:span><text:span text:style-name="T425">.println(</text:span><text:span text:style-name="T426">LockedmeConstants</text:span><text:span text:style-name="T427">.</text:span><text:span text:style-name="T428">APPLICATION_INFO</text:span><text:span text:style-name="T429">);<text:line-break/><text:s text:c="8"/></text:span><text:span text:style-name="T430">Scanner sc<text:s/></text:span><text:span text:style-name="T431">=<text:s/></text:span><text:span text:style-name="T432">new<text:s/></text:span><text:span text:style-name="T433">Scanner(</text:span><text:span text:style-name="T434">System</text:span><text:span text:style-name="T435">.</text:span><text:span text:style-name="T436">in</text:span><text:span text:style-name="T437">);<text:line-break/><text:s text:c="8"/></text:span><text:span text:style-name="T438">boolean<text:s/></text:span><text:span text:style-name="T439">runMainMenu<text:s/></text:span><text:span text:style-name="T440">=<text:s/></text:span><text:span text:style-name="T441">true</text:span><text:span text:style-name="T442">;<text:line-break/><text:s text:c="8"/></text:span><text:span text:style-name="T443">while</text:span><text:span text:style-name="T444">(</text:span><text:span text:style-name="T445">runMainMenu</text:span><text:span text:style-name="T446">){<text:line-break/><text:s text:c="8"/></text:span><text:span text:style-name="T447">System</text:span><text:span text:style-name="T448">.</text:span><text:span text:style-name="T449">out</text:span><text:span text:style-name="T450">.println(</text:span><text:span text:style-name="T451">LockedmeConstants</text:span><text:span text:style-name="T452">.</text:span><text:span text:style-name="T453">MAIN_MENU</text:span><text:span text:style-name="T454">);<text:line-break/><text:s text:c="8"/></text:span><text:span text:style-name="T455">if</text:span><text:span text:style-name="T456">(</text:span><text:span text:style-name="T457">sc</text:span><text:span text:style-name="T458">.hasNext()){<text:line-break/><text:s text:c="12"/></text:span><text:span text:style-name="T459">String option<text:s/></text:span><text:span text:style-name="T460">=<text:s/></text:span><text:span text:style-name="T461">sc</text:span><text:span text:style-name="T462">.next();<text:line-break/><text:s text:c="12"/></text:span><text:span text:style-name="T463">sc</text:span><text:span text:style-name="T464">.nextLine();<text:line-break/><text:s text:c="12"/></text:span><text:span text:style-name="T465">switch<text:s/></text:span><text:span text:style-name="T466">(</text:span><text:span text:style-name="T467">option</text:span><text:span text:style-name="T468">){<text:line-break/><text:s text:c="16"/></text:span><text:span text:style-name="T469">case<text:s/></text:span><text:span text:style-name="T470">"1"<text:s/></text:span><text:span text:style-name="T471">: {<text:line-break/><text:s text:c="20"/></text:span><text:span text:style-name="T472">LockedMeFileOps</text:span><text:span text:style-name="T473">.</text:span><text:span text:style-name="T474">retrieveAllFileNamesInRootAsc</text:span><text:span text:style-name="T475">(</text:span><text:span text:style-name="T476">LockedMeFileOps</text:span><text:span text:style-name="T477">.</text:span><text:span text:style-name="T478">root</text:span><text:span text:style-name="T479">);<text:line-break/><text:s text:c="20"/></text:span><text:span text:style-name="T480">break</text:span><text:span text:style-name="T481">;<text:line-break/><text:s text:c="16"/>}<text:line-break/><text:s text:c="16"/></text:span><text:span text:style-name="T482">case<text:s/></text:span><text:span text:style-name="T483">"2"<text:s/></text:span><text:span text:style-name="T484">: {<text:line-break/><text:s text:c="20"/></text:span><text:span text:style-name="T485">boolean<text:s/></text:span><text:span text:style-name="T486">runBusinessmenu<text:s/></text:span><text:span text:style-name="T487">=<text:s/></text:span><text:span text:style-name="T488">true</text:span><text:span text:style-name="T489">;<text:line-break/><text:s text:c="20"/></text:span><text:span text:style-name="T490">while</text:span><text:span text:style-name="T491">(</text:span><text:span text:style-name="T492">runBusinessmenu</text:span><text:span text:style-name="T493">){<text:line-break/><text:s text:c="24"/></text:span><text:span text:style-name="T494">System</text:span><text:span text:style-name="T495">.</text:span><text:span text:style-name="T496">out</text:span><text:span text:style-name="T497">.println(</text:span><text:span text:style-name="T498">LockedmeConstants</text:span><text:span text:style-name="T499">.</text:span><text:span text:style-name="T500">BUSINESS_MENU</text:span><text:span text:style-name="T501">);<text:line-break/><text:s text:c="24"/></text:span><text:span text:style-name="T502">if</text:span><text:span text:style-name="T503">(</text:span><text:span text:style-name="T504">sc</text:span><text:span text:style-name="T505">.hasNext()){<text:line-break/><text:s text:c="28"/></text:span><text:span text:style-name="T506">option<text:s/></text:span><text:span text:style-name="T507">=<text:s/></text:span><text:span text:style-name="T508">sc</text:span><text:span text:style-name="T509">.next();<text:line-break/><text:s text:c="28"/></text:span><text:span text:style-name="T510">sc</text:span><text:span text:style-name="T511">.nextLine();<text:line-break/><text:s text:c="28"/></text:span><text:span text:style-name="T512">switch<text:s/></text:span><text:span text:style-name="T513">(</text:span><text:span text:style-name="T514">option</text:span><text:span text:style-name="T515">){<text:line-break/><text:s text:c="32"/></text:span><text:span text:style-name="T516">case<text:s/></text:span><text:span text:style-name="T517">"1"<text:s/></text:span><text:span text:style-name="T518">: {<text:line-break/><text:s text:c="36"/></text:span><text:span text:style-name="T519">System</text:span><text:span text:style-name="T520">.</text:span><text:span text:style-name="T521">out</text:span><text:span text:style-name="T522">.println(</text:span><text:span text:style-name="T523">"Enter file name with relative path"</text:span><text:span text:style-name="T524">);<text:line-break/><text:s text:c="36"/></text:span><text:span text:style-name="T525">String fileNameWithRelativePath<text:s/></text:span><text:span text:style-name="T526">=<text:s/></text:span><text:span text:style-name="T527">sc</text:span><text:span text:style-name="T528">.next();<text:line-break/><text:s text:c="36"/></text:span><text:span text:style-name="T529">System</text:span><text:span text:style-name="T530">.</text:span><text:span text:style-name="T531">out</text:span><text:span text:style-name="T532">.println(</text:span><text:span text:style-name="T533">"Enter file contents"</text:span><text:span text:style-name="T534">);<text:line-break/><text:s text:c="36"/></text:span><text:span text:style-name="T535">String fileContent<text:s/></text:span><text:span text:style-name="T536">=<text:s/></text:span><text:span text:style-name="T537">sc</text:span><text:span text:style-name="T538">.next();<text:line-break/><text:s text:c="36"/></text:span><text:span text:style-name="T539">LockedMeFileOps</text:span><text:span text:style-name="T540">.</text:span><text:span text:style-name="T541">addFile</text:span><text:span text:style-name="T542">(</text:span><text:span text:style-name="T543">fileNameWithRelativePath</text:span><text:span text:style-name="T544">,</text:span><text:span text:style-name="T545">fileContent</text:span><text:span text:style-name="T546">);<text:line-break/><text:s text:c="36"/></text:span><text:span text:style-name="T547">break</text:span><text:span text:style-name="T548">;<text:line-break/><text:s text:c="32"/>}<text:line-break/><text:s text:c="32"/></text:span><text:span text:style-name="T549">case<text:s/></text:span><text:span text:style-name="T550">"2"<text:s/></text:span><text:span text:style-name="T551">: {<text:line-break/><text:s text:c="36"/></text:span><text:span text:style-name="T552">System</text:span><text:span text:style-name="T553">.</text:span><text:span text:style-name="T554">out</text:span><text:span text:style-name="T555">.println(</text:span><text:span text:style-name="T556">"Enter file name with relative path"</text:span><text:span text:style-name="T557">);<text:line-break/><text:s text:c="36"/></text:span><text:span text:style-name="T558">String fileNameWithRelativePath<text:s/></text:span><text:span text:style-name="T559">=<text:s/></text:span><text:span text:style-name="T560">sc</text:span><text:span text:style-name="T561">.next();<text:line-break/><text:s text:c="36"/></text:span><text:span text:style-name="T562">LockedMeFileOps</text:span><text:span text:style-name="T563">.</text:span><text:span text:style-name="T564">deleteFile</text:span><text:span text:style-name="T565">(</text:span><text:span text:style-name="T566">fileNameWithRelativePath</text:span><text:span text:style-name="T567">);<text:line-break/><text:s text:c="36"/></text:span><text:span text:style-name="T568">break</text:span><text:span text:style-name="T569">;<text:line-break/><text:s text:c="32"/>}<text:line-break/><text:s text:c="32"/></text:span><text:span text:style-name="T570">case<text:s/></text:span><text:span text:style-name="T571">"3"<text:s/></text:span><text:span text:style-name="T572">: {<text:line-break/><text:s text:c="36"/></text:span><text:span text:style-name="T573">System</text:span><text:span text:style-name="T574">.</text:span><text:span text:style-name="T575">out</text:span><text:span text:style-name="T576">.println(</text:span><text:span text:style-name="T577">"Enter file name"</text:span><text:span text:style-name="T578">);<text:line-break/><text:s text:c="36"/></text:span><text:span text:style-name="T579">String fileName<text:s/></text:span><text:span text:style-name="T580">=<text:s/></text:span><text:span text:style-name="T581">sc</text:span><text:span text:style-name="T582">.next();<text:line-break/><text:s text:c="36"/></text:span><text:span text:style-name="T583">LockedMeFileOps</text:span><text:span text:style-name="T584">.</text:span><text:span text:style-name="T585">searchFile</text:span><text:span text:style-name="T586">(</text:span><text:span text:style-name="T587">fileName</text:span><text:span text:style-name="T588">);<text:line-break/><text:s text:c="36"/></text:span><text:span text:style-name="T589">break</text:span><text:span text:style-name="T590">;<text:line-break/><text:s text:c="32"/>}<text:line-break/><text:s text:c="32"/></text:span><text:span text:style-name="T591">case<text:s/></text:span><text:span text:style-name="T592">"4"<text:s/></text:span><text:span text:style-name="T593">: {<text:line-break/><text:s text:c="36"/></text:span><text:span text:style-name="T594">runBusinessmenu<text:s/></text:span><text:span text:style-name="T595">=<text:s/></text:span><text:span text:style-name="T596">false</text:span><text:span text:style-name="T597">;<text:line-break/><text:s text:c="36"/></text:span><text:span text:style-name="T598">break</text:span><text:span text:style-name="T599">;<text:line-break/><text:s text:c="32"/>}<text:line-break/><text:s text:c="32"/></text:span><text:span text:style-name="T600">default<text:s/></text:span><text:span text:style-name="T601">: {<text:line-break/><text:s text:c="36"/></text:span><text:span text:style-name="T602">System</text:span><text:span text:style-name="T603">.</text:span><text:span text:style-name="T604">out</text:span><text:span text:style-name="T605">.println(</text:span><text:span text:style-name="T606">"Invalid Input"</text:span><text:span text:style-name="T607">);<text:line-break/><text:s text:c="32"/>}<text:line-break/><text:s text:c="28"/>}<text:line-break/><text:s text:c="24"/>}<text:line-break/><text:s text:c="20"/>}<text:line-break/><text:s text:c="20"/></text:span><text:span text:style-name="T608">break</text:span><text:span text:style-name="T609">;<text:line-break/><text:s text:c="16"/>}<text:line-break/><text:s text:c="16"/></text:span><text:span text:style-name="T610">case<text:s/></text:span><text:span text:style-name="T611">"3"</text:span><text:span text:style-name="T612">: {<text:line-break/><text:s text:c="20"/></text:span><text:span text:style-name="T613">runMainMenu<text:s/></text:span><text:span text:style-name="T614">=<text:s/></text:span><text:span text:style-name="T615">false</text:span><text:span text:style-name="T616">;<text:line-break/><text:s text:c="20"/></text:span><text:span text:style-name="T617">break</text:span><text:span text:style-name="T618">;<text:line-break/><text:s text:c="16"/>}<text:line-break/><text:s text:c="16"/></text:span><text:span text:style-name="T619">default<text:s/></text:span><text:span text:style-name="T620">:<text:s text:c="2"/>{<text:line-break/><text:s text:c="20"/></text:span><text:span text:style-name="T621">System</text:span><text:span text:style-name="T622">.</text:span><text:span text:style-name="T623">out</text:span><text:span text:style-name="T624">.println(</text:span><text:span text:style-name="T625">"Invalid Input"</text:span><text:span text:style-name="T626">);<text:line-break/><text:s text:c="16"/>}<text:line-break/><text:s text:c="12"/>}<text:line-break/><text:s text:c="8"/>}<text:line-break/><text:line-break/><text:s text:c="8"/>}<text:line-break/><text:s text:c="8"/></text:span><text:span text:style-name="T627">sc</text:span><text:span text:style-name="T628">.close();<text:line-break/><text:s text:c="8"/></text:span><text:span text:style-name="T629">System</text:span><text:span text:style-name="T630">.</text:span><text:span text:style-name="T631">out</text:span><text:span text:style-name="T632">.println(</text:span><text:span text:style-name="T633">"Closing the application..."</text:span><text:span text:style-name="T634">);<text:line-break/><text:s text:c="4"/>}<text:line-break/>}<text:line-break/></text:span></text:p>
      <text:p text:style-name="P1"><text:span text:style-name="T634"/></text:p>
      <text:p text:style-name="P2"><text:span text:style-name="T6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